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3.869cm" fo:padding-top="0.163cm" fo:padding-bottom="0.163cm" fo:padding-left="0.288cm" fo:padding-right="0.288cm"/>
      <style:paragraph-properties style:writing-mode="lr-tb"/>
    </style:style>
    <style:style style:name="gr2" style:family="graphic" style:parent-style-name="objectwithoutfill">
      <style:graphic-properties svg:stroke-width="0.076cm" svg:stroke-color="#000000" draw:marker-start-width="0.305cm" draw:marker-end="Arrow" draw:marker-end-width="0.228cm" draw:fill="solid" draw:fill-color="#ffffff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394cm" fo:min-width="0.144cm" fo:padding-top="0.163cm" fo:padding-bottom="0.163cm" fo:padding-left="0.288cm" fo:padding-right="0.288cm"/>
    </style:style>
    <style:style style:name="gr4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627cm" fo:min-width="1.838cm" fo:padding-top="0.163cm" fo:padding-bottom="0.163cm" fo:padding-left="0.288cm" fo:padding-right="0.288cm"/>
      <style:paragraph-properties style:writing-mode="lr-tb"/>
    </style:style>
    <style:style style:name="gr5" style:family="graphic" style:parent-style-name="standard">
      <style:graphic-properties svg:stroke-width="0.076cm" svg:stroke-color="#000000" draw:marker-start-width="0.305cm" draw:marker-end-width="0.305cm" draw:fill="solid" draw:fill-color="#000000" draw:textarea-horizontal-align="justify" draw:textarea-vertical-align="middle" draw:auto-grow-height="false" fo:min-height="0.394cm" fo:min-width="0.144cm" fo:padding-top="0.163cm" fo:padding-bottom="0.163cm" fo:padding-left="0.288cm" fo:padding-right="0.288cm"/>
    </style:style>
    <style:style style:name="gr6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976cm" fo:min-width="0.709cm" fo:padding-top="0.163cm" fo:padding-bottom="0.163cm" fo:padding-left="0.288cm" fo:padding-right="0.288cm"/>
    </style:style>
    <style:style style:name="gr7" style:family="graphic" style:parent-style-name="standard">
      <style:graphic-properties draw:stroke="none" svg:stroke-width="0.076cm" svg:stroke-color="#000000" draw:marker-start-width="0.305cm" draw:marker-end-width="0.305cm" draw:fill="none" draw:fill-color="#ffffff" draw:textarea-horizontal-align="left" draw:auto-grow-height="true" draw:auto-grow-width="true" fo:min-height="0cm" fo:min-width="0cm" fo:padding-top="0.163cm" fo:padding-bottom="0.163cm" fo:padding-left="0.288cm" fo:padding-right="0.28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445cm" svg:height="1.651cm" svg:x="2.016cm" svg:y="6.316cm">
          <text:p text:style-name="P1">Render Visu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4.445cm" svg:height="1.651cm" svg:x="2.016cm" svg:y="8.816cm">
          <text:p text:style-name="P1">Game</text:p>
          <text:p text:style-name="P1">Mechan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445cm" svg:height="1.651cm" svg:x="2.016cm" svg:y="11.316cm">
          <text:p text:style-name="P1">Bot</text:p>
          <text:p text:style-name="P1">Mechanic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4.238cm" svg:y1="10.467cm" svg:x2="4.238cm" svg:y2="11.316cm" draw:start-shape="id1" draw:start-glue-point="2" draw:end-shape="id2" draw:end-glue-point="0" svg:d="M4238 10467v849" svg:viewBox="0 0 1 850">
          <text:p/>
        </draw:connector>
        <draw:custom-shape draw:style-name="gr3" draw:text-style-name="P2" xml:id="id3" draw:id="id3" draw:layer="layout" svg:width="1.016cm" svg:height="1.016cm" svg:x="7.985cm" svg:y="11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svg:x1="6.461cm" svg:y1="9.641cm" svg:x2="8.133cm" svg:y2="11.798cm" draw:start-shape="id1" draw:start-glue-point="1" draw:end-shape="id3" draw:end-glue-point="5" svg:d="M6461 9641h762v2157h910" svg:viewBox="0 0 1673 2158">
          <text:p/>
        </draw:connector>
        <draw:connector draw:style-name="gr2" draw:text-style-name="P2" draw:layer="layout" svg:x1="6.461cm" svg:y1="7.141cm" svg:x2="8.493cm" svg:y2="11.65cm" draw:start-shape="id4" draw:start-glue-point="1" draw:end-shape="id3" draw:end-glue-point="4" svg:d="M6461 7141h2032v4509" svg:viewBox="0 0 2033 4510">
          <text:p/>
        </draw:connector>
        <draw:custom-shape draw:style-name="gr1" draw:text-style-name="P2" xml:id="id21" draw:id="id21" draw:layer="layout" svg:width="4.445cm" svg:height="1.651cm" svg:x="9.616cm" svg:y="6.316cm">
          <text:p text:style-name="P1">Party Contr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4.445cm" svg:height="1.651cm" svg:x="9.616cm" svg:y="8.816cm">
          <text:p text:style-name="P1">Co-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4.445cm" svg:height="1.651cm" svg:x="9.616cm" svg:y="13.316cm">
          <text:p text:style-name="P1">Roam Open</text:p>
          <text:p text:style-name="P1">Wor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4.445cm" svg:height="1.651cm" svg:x="14.816cm" svg:y="8.816cm">
          <text:p text:style-name="P1">Single P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1.016cm" svg:height="1.016cm" svg:x="11.314cm" svg:y="11.6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svg:x1="17.038cm" svg:y1="10.467cm" svg:x2="12.33cm" svg:y2="12.177cm" draw:start-shape="id5" draw:start-glue-point="2" draw:end-shape="id6" draw:end-glue-point="10" svg:d="M17038 10467v1710h-4708" svg:viewBox="0 0 4709 1711">
          <text:p/>
        </draw:connector>
        <draw:connector draw:style-name="gr2" draw:text-style-name="P2" draw:layer="layout" draw:type="line" svg:x1="11.838cm" svg:y1="10.467cm" svg:x2="11.822cm" svg:y2="11.669cm" draw:start-shape="id7" draw:start-glue-point="2" draw:end-shape="id6" draw:end-glue-point="4" svg:d="M11838 10467l-16 1202" svg:viewBox="0 0 17 1203">
          <text:p/>
        </draw:connector>
        <draw:connector draw:style-name="gr2" draw:text-style-name="P2" draw:layer="layout" draw:type="line" svg:x1="11.822cm" svg:y1="12.685cm" svg:x2="11.838cm" svg:y2="13.316cm" draw:start-shape="id6" draw:start-glue-point="8" draw:end-shape="id8" draw:end-glue-point="0" svg:d="M11822 12685l16 631" svg:viewBox="0 0 17 632">
          <text:p/>
        </draw:connector>
        <draw:custom-shape draw:style-name="gr1" draw:text-style-name="P2" xml:id="id9" draw:id="id9" draw:layer="layout" svg:width="4.445cm" svg:height="1.651cm" svg:x="7.816cm" svg:y="16.316cm">
          <text:p text:style-name="P1">Mission 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4.445cm" svg:height="1.651cm" svg:x="2.116cm" svg:y="16.316cm">
          <text:p text:style-name="P1">Choose</text:p>
          <text:p text:style-name="P1">Mis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4.445cm" svg:height="1.651cm" svg:x="2.116cm" svg:y="19.116cm">
          <text:p text:style-name="P1">Play</text:p>
          <text:p text:style-name="P1">Mis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2" draw:id="id12" draw:layer="layout" svg:width="4.826cm" svg:height="1.905cm" svg:x="1.915cm" svg:y="22.024cm">
          <text:p text:style-name="P1">Successful?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4" draw:text-style-name="P2" xml:id="id13" draw:id="id13" draw:layer="layout" svg:width="4.826cm" svg:height="1.905cm" svg:x="7.616cm" svg:y="22.024cm">
          <text:p text:style-name="P1">Re-playable?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2" draw:text-style-name="P2" draw:layer="layout" draw:type="line" svg:x1="7.816cm" svg:y1="17.141cm" svg:x2="6.561cm" svg:y2="17.141cm" draw:start-shape="id9" draw:start-glue-point="3" draw:end-shape="id10" draw:end-glue-point="1" svg:d="M7816 17141h-1255" svg:viewBox="0 0 1256 1">
          <text:p/>
        </draw:connector>
        <draw:connector draw:style-name="gr2" draw:text-style-name="P2" draw:layer="layout" draw:type="line" svg:x1="4.338cm" svg:y1="17.967cm" svg:x2="4.338cm" svg:y2="19.116cm" draw:start-shape="id10" draw:start-glue-point="2" draw:end-shape="id11" draw:end-glue-point="0" svg:d="M4338 17967v1149" svg:viewBox="0 0 1 1150">
          <text:p/>
        </draw:connector>
        <draw:connector draw:style-name="gr2" draw:text-style-name="P2" draw:layer="layout" draw:type="line" svg:x1="4.338cm" svg:y1="20.767cm" svg:x2="4.328cm" svg:y2="22.024cm" draw:start-shape="id11" draw:start-glue-point="2" draw:end-shape="id12" draw:end-glue-point="4" svg:d="M4338 20767l-10 1257" svg:viewBox="0 0 11 1258">
          <text:p/>
        </draw:connector>
        <draw:connector draw:style-name="gr2" draw:text-style-name="P2" draw:layer="layout" draw:type="line" svg:x1="6.741cm" svg:y1="22.977cm" svg:x2="7.616cm" svg:y2="22.977cm" draw:start-shape="id12" draw:start-glue-point="7" draw:end-shape="id13" draw:end-glue-point="5" svg:d="M6741 22977h875" svg:viewBox="0 0 876 1">
          <text:p/>
        </draw:connector>
        <draw:custom-shape draw:style-name="gr1" draw:text-style-name="P2" xml:id="id14" draw:id="id14" draw:layer="layout" svg:width="4.445cm" svg:height="1.651cm" svg:x="7.816cm" svg:y="19.116cm">
          <text:p text:style-name="P1">Remove</text:p>
          <text:p text:style-name="P1">Miss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0.029cm" svg:y1="22.024cm" svg:x2="10.038cm" svg:y2="20.767cm" draw:start-shape="id13" draw:start-glue-point="4" draw:end-shape="id14" draw:end-glue-point="2" svg:d="M10029 22024l9-1257" svg:viewBox="0 0 10 1258">
          <text:p/>
        </draw:connector>
        <draw:connector draw:style-name="gr2" draw:text-style-name="P2" draw:layer="layout" draw:type="line" svg:x1="10.038cm" svg:y1="19.116cm" svg:x2="10.038cm" svg:y2="17.967cm" draw:start-shape="id14" draw:start-glue-point="0" draw:end-shape="id9" draw:end-glue-point="2" svg:d="M10038 19116v-1149" svg:viewBox="0 0 1 1150">
          <text:p/>
        </draw:connector>
        <draw:custom-shape draw:style-name="gr3" draw:text-style-name="P2" xml:id="id15" draw:id="id15" draw:layer="layout" svg:width="1.016cm" svg:height="1.016cm" svg:x="13.815cm" svg:y="19.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svg:x1="12.442cm" svg:y1="22.977cm" svg:x2="14.323cm" svg:y2="20.486cm" draw:start-shape="id13" draw:start-glue-point="7" draw:end-shape="id15" draw:end-glue-point="8" svg:d="M12442 22977h1881v-2491" svg:viewBox="0 0 1882 2492">
          <text:p/>
        </draw:connector>
        <draw:connector draw:style-name="gr2" draw:text-style-name="P2" draw:layer="layout" draw:line-skew="-1.583cm" svg:x1="14.323cm" svg:y1="19.47cm" svg:x2="11.838cm" svg:y2="14.967cm" draw:start-shape="id15" draw:start-glue-point="4" draw:end-shape="id8" draw:end-glue-point="2" svg:d="M14323 19470v-3835h-2485v-668" svg:viewBox="0 0 2486 4504">
          <text:p/>
        </draw:connector>
        <draw:connector draw:style-name="gr2" draw:text-style-name="P2" draw:layer="layout" draw:type="line" svg:x1="12.261cm" svg:y1="19.941cm" svg:x2="13.815cm" svg:y2="19.978cm" draw:start-shape="id14" draw:start-glue-point="1" draw:end-shape="id15" draw:end-glue-point="6" svg:d="M12261 19941l1554 37" svg:viewBox="0 0 1555 38">
          <text:p/>
        </draw:connector>
        <draw:connector draw:style-name="gr2" draw:text-style-name="P2" draw:layer="layout" draw:type="line" svg:x1="6.461cm" svg:y1="12.141cm" svg:x2="7.985cm" svg:y2="12.158cm" draw:start-shape="id2" draw:start-glue-point="1" draw:end-shape="id3" draw:end-glue-point="6" svg:d="M6461 12141l1524 17" svg:viewBox="0 0 1525 18">
          <text:p/>
        </draw:connector>
        <draw:connector draw:style-name="gr2" draw:text-style-name="P2" draw:layer="layout" draw:line-skew="-0.123cm -3.361cm" svg:x1="1.915cm" svg:y1="22.977cm" svg:x2="8.493cm" svg:y2="12.666cm" draw:start-shape="id12" draw:start-glue-point="5" draw:end-shape="id3" draw:end-glue-point="8" svg:d="M1915 22977h-661v-8993h7239v-1318" svg:viewBox="0 0 7240 10312">
          <text:p/>
        </draw:connector>
        <draw:connector draw:style-name="gr2" draw:text-style-name="P2" draw:layer="layout" draw:line-skew="0cm -0.006cm" svg:x1="9.616cm" svg:y1="14.141cm" svg:x2="10.038cm" svg:y2="16.316cm" draw:start-shape="id8" draw:start-glue-point="3" draw:end-shape="id9" draw:end-glue-point="0" svg:d="M9616 14141h-539v1494h961v681" svg:viewBox="0 0 962 2176">
          <text:p/>
        </draw:connector>
        <draw:connector draw:style-name="gr2" draw:text-style-name="P2" draw:layer="layout" draw:type="line" svg:x1="9.001cm" svg:y1="12.158cm" svg:x2="11.314cm" svg:y2="12.177cm" draw:start-shape="id3" draw:start-glue-point="10" draw:end-shape="id6" draw:end-glue-point="6" svg:d="M9001 12158l2313 19" svg:viewBox="0 0 2314 20">
          <text:p/>
        </draw:connector>
        <draw:custom-shape draw:style-name="gr1" draw:text-style-name="P2" xml:id="id17" draw:id="id17" draw:layer="layout" svg:width="4.445cm" svg:height="1.651cm" svg:x="20.216cm" svg:y="8.816cm">
          <text:p text:style-name="P1">Settin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4.445cm" svg:height="1.651cm" svg:x="15.816cm" svg:y="13.316cm">
          <text:p text:style-name="P1">Save Game</text:p>
          <text:p text:style-name="P1">St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9" draw:id="id19" draw:layer="layout" svg:width="4.445cm" svg:height="1.651cm" svg:x="20.216cm" svg:y="18.216cm">
          <text:p text:style-name="P1">Ex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4.445cm" svg:height="1.651cm" svg:x="9.616cm" svg:y="3.716cm">
          <text:p text:style-name="P1">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4.061cm" svg:y1="14.141cm" svg:x2="15.816cm" svg:y2="14.141cm" draw:start-shape="id8" draw:start-glue-point="1" draw:end-shape="id16" draw:end-glue-point="3" svg:d="M14061 14141h1755" svg:viewBox="0 0 1756 1">
          <text:p/>
        </draw:connector>
        <draw:custom-shape draw:style-name="gr3" draw:text-style-name="P2" xml:id="id18" draw:id="id18" draw:layer="layout" svg:width="1.016cm" svg:height="1.016cm" svg:x="21.916cm" svg:y="13.6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22.438cm" svg:y1="10.467cm" svg:x2="22.424cm" svg:y2="13.671cm" draw:start-shape="id17" draw:start-glue-point="2" draw:end-shape="id18" draw:end-glue-point="4" svg:d="M22438 10467l-14 3204" svg:viewBox="0 0 15 3205">
          <text:p/>
        </draw:connector>
        <draw:connector draw:style-name="gr2" draw:text-style-name="P2" draw:layer="layout" draw:type="line" svg:x1="22.424cm" svg:y1="14.687cm" svg:x2="22.438cm" svg:y2="18.216cm" draw:start-shape="id18" draw:start-glue-point="8" draw:end-shape="id19" draw:end-glue-point="0" svg:d="M22424 14687l14 3529" svg:viewBox="0 0 15 3530">
          <text:p/>
        </draw:connector>
        <draw:connector draw:style-name="gr2" draw:text-style-name="P2" draw:layer="layout" draw:type="line" svg:x1="20.261cm" svg:y1="14.141cm" svg:x2="21.916cm" svg:y2="14.179cm" draw:start-shape="id16" draw:start-glue-point="1" draw:end-shape="id18" draw:end-glue-point="6" svg:d="M20261 14141l1655 38" svg:viewBox="0 0 1656 39">
          <text:p/>
        </draw:connector>
        <draw:connector draw:style-name="gr2" draw:text-style-name="P2" draw:layer="layout" draw:line-skew="-0.223cm" svg:x1="9.616cm" svg:y1="4.541cm" svg:x2="2.016cm" svg:y2="12.141cm" draw:start-shape="id20" draw:start-glue-point="3" draw:end-shape="id2" draw:end-glue-point="3" svg:d="M9616 4541h-8362v7600h762" svg:viewBox="0 0 8363 7601">
          <text:p/>
        </draw:connector>
        <draw:connector draw:style-name="gr2" draw:text-style-name="P2" draw:layer="layout" draw:line-skew="-0.223cm" svg:x1="9.616cm" svg:y1="4.541cm" svg:x2="2.016cm" svg:y2="9.641cm" draw:start-shape="id20" draw:start-glue-point="3" draw:end-shape="id1" draw:end-glue-point="3" svg:d="M9616 4541h-8362v5100h762" svg:viewBox="0 0 8363 5101">
          <text:p/>
        </draw:connector>
        <draw:connector draw:style-name="gr2" draw:text-style-name="P2" draw:layer="layout" svg:x1="9.616cm" svg:y1="4.541cm" svg:x2="4.238cm" svg:y2="6.316cm" draw:start-shape="id20" draw:start-glue-point="3" draw:end-shape="id4" draw:end-glue-point="0" svg:d="M9616 4541h-5378v1775" svg:viewBox="0 0 5379 1776">
          <text:p/>
        </draw:connector>
        <draw:custom-shape draw:style-name="gr5" draw:text-style-name="P3" xml:id="id22" draw:id="id22" draw:layer="layout" svg:width="1.016cm" svg:height="1.016cm" svg:x="11.315cm" svg:y="1.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11.838cm" svg:y1="5.367cm" svg:x2="11.838cm" svg:y2="6.316cm" draw:start-shape="id20" draw:start-glue-point="2" draw:end-shape="id21" draw:end-glue-point="0" svg:d="M11838 5367v949" svg:viewBox="0 0 1 950">
          <text:p/>
        </draw:connector>
        <draw:connector draw:style-name="gr2" draw:text-style-name="P2" draw:layer="layout" svg:x1="14.061cm" svg:y1="4.541cm" svg:x2="17.038cm" svg:y2="8.816cm" draw:start-shape="id20" draw:start-glue-point="1" draw:end-shape="id5" draw:end-glue-point="0" svg:d="M14061 4541h2977v4275" svg:viewBox="0 0 2978 4276">
          <text:p/>
        </draw:connector>
        <draw:connector draw:style-name="gr2" draw:text-style-name="P2" draw:layer="layout" svg:x1="14.061cm" svg:y1="4.541cm" svg:x2="22.438cm" svg:y2="8.816cm" draw:start-shape="id20" draw:start-glue-point="1" draw:end-shape="id17" draw:end-glue-point="0" svg:d="M14061 4541h8377v4275" svg:viewBox="0 0 8378 4276">
          <text:p/>
        </draw:connector>
        <draw:connector draw:style-name="gr2" draw:text-style-name="P2" draw:layer="layout" draw:type="line" svg:x1="11.838cm" svg:y1="7.967cm" svg:x2="11.838cm" svg:y2="8.816cm" draw:start-shape="id21" draw:start-glue-point="2" draw:end-shape="id7" draw:end-glue-point="0" svg:d="M11838 7967v849" svg:viewBox="0 0 1 850">
          <text:p/>
        </draw:connector>
        <draw:connector draw:style-name="gr2" draw:text-style-name="P2" draw:layer="layout" draw:type="line" svg:x1="11.823cm" svg:y1="2.486cm" svg:x2="11.838cm" svg:y2="3.716cm" draw:start-shape="id22" draw:start-glue-point="8" draw:end-shape="id20" draw:end-glue-point="0" svg:d="M11823 2486l15 1230" svg:viewBox="0 0 16 1231">
          <text:p/>
        </draw:connector>
        <draw:custom-shape draw:style-name="gr6" draw:text-style-name="P2" xml:id="id23" draw:id="id23" draw:layer="layout" svg:width="1.817cm" svg:height="1.84cm" svg:x="21.516cm" svg:y="21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1.016cm" svg:height="1.016cm" svg:x="21.916cm" svg:y="21.7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22.438cm" svg:y1="19.867cm" svg:x2="22.425cm" svg:y2="21.35cm" draw:start-shape="id19" draw:start-glue-point="2" draw:end-shape="id23" draw:end-glue-point="4" svg:d="M22438 19867l-13 1483" svg:viewBox="0 0 14 1484">
          <text:p/>
        </draw:connector>
        <draw:frame draw:style-name="gr7" draw:text-style-name="P4" draw:layer="layout" svg:width="1.035cm" svg:height="1.038cm" svg:x="1.135cm" svg:y="22.036cm">
          <draw:text-box>
            <text:p>N</text:p>
          </draw:text-box>
        </draw:frame>
        <draw:frame draw:style-name="gr7" draw:text-style-name="P4" draw:layer="layout" svg:width="1.001cm" svg:height="1.038cm" svg:x="6.536cm" svg:y="22.036cm">
          <draw:text-box>
            <text:p>Y</text:p>
          </draw:text-box>
        </draw:frame>
        <draw:frame draw:style-name="gr7" draw:text-style-name="P4" draw:layer="layout" svg:width="1.001cm" svg:height="1.038cm" svg:x="12.837cm" svg:y="22.036cm">
          <draw:text-box>
            <text:p>Y</text:p>
          </draw:text-box>
        </draw:frame>
        <draw:frame draw:style-name="gr7" draw:text-style-name="P4" draw:layer="layout" svg:width="1.035cm" svg:height="1.038cm" svg:x="9.938cm" svg:y="20.936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0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00:53:59.965012344</meta:creation-date>
    <dc:date>2022-03-04T01:42:27.556468101</dc:date>
    <meta:editing-duration>PT22S</meta:editing-duration>
    <meta:editing-cycles>1</meta:editing-cycles>
    <meta:document-statistic meta:object-count="60"/>
    <meta:generator>LibreOffice/6.4.7.2$Linux_X86_64 LibreOffice_project/40$Build-2</meta:generator>
  </office:meta>
</office:document-meta>
</file>